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00f" officeooo:paragraph-rsid="000a50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ursiv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07:19:53.241018287</meta:creation-date>
    <dc:date>2022-01-15T07:21:18.026439089</dc:date>
    <meta:editing-duration>PT1M25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4.7.2$Linux_X86_64 LibreOffice_project/40$Build-2</meta:generator>
  </office:meta>
</office:document-meta>
</file>